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8081f"/>
    </style:style>
    <style:style style:name="P3" style:family="paragraph" style:parent-style-name="Text_20_body">
      <style:paragraph-properties fo:text-align="justify" style:justify-single-word="false"/>
      <style:text-properties officeooo:paragraph-rsid="000a0415"/>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7" style:family="paragraph" style:parent-style-name="Text_20_body">
      <style:paragraph-properties fo:text-align="justify" style:justify-single-word="false"/>
      <style:text-properties style:font-name="Times New Roman" fo:font-size="14pt" fo:font-weight="normal" officeooo:paragraph-rsid="0008081f" style:font-size-asian="14pt" style:font-weight-asian="normal" style:font-size-complex="14pt" style:font-weight-complex="normal"/>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1">
      <style:paragraph-properties fo:margin-top="0in" fo:margin-bottom="0in" style:contextual-spacing="false" fo:text-align="justify" style:justify-single-word="false"/>
    </style:style>
    <style:style style:name="P10" style:family="paragraph" style:parent-style-name="Text_20_body" style:list-style-name="L2">
      <style:paragraph-properties fo:margin-top="0in" fo:margin-bottom="0in" style:contextual-spacing="false" fo:text-align="justify" style:justify-single-word="false"/>
      <style:text-properties officeooo:paragraph-rsid="0008081f"/>
    </style:style>
    <style:style style:name="P11" style:family="paragraph" style:parent-style-name="Text_20_body" style:list-style-name="L2">
      <style:paragraph-properties fo:margin-top="0in" fo:margin-bottom="0in" style:contextual-spacing="false"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list-style-name="L1">
      <style:paragraph-properties fo:margin-top="0in" fo:margin-bottom="0in" style:contextual-spacing="false" fo:text-align="justify" style:justify-single-word="false"/>
      <style:text-properties style:font-name="Times New Roman" fo:font-size="14pt" fo:font-weight="normal" style:font-size-asian="14pt" style:font-weight-asian="normal" style:font-size-complex="14pt" style:font-weight-complex="normal"/>
    </style:style>
    <style:style style:name="T1" style:family="text">
      <style:text-properties style:font-name="Times New Roman" fo:font-size="14pt" fo:font-weight="normal" style:font-size-asian="14pt" style:font-weight-asian="normal" style:font-size-complex="14pt" style:font-weight-complex="normal"/>
    </style:style>
    <style:style style:name="T2" style:family="text">
      <style:text-properties style:font-name="Times New Roman" fo:font-size="14pt" fo:font-weight="normal" officeooo:rsid="000b61ac" style:font-size-asian="14pt" style:font-weight-asian="normal" style:font-size-complex="14pt" style:font-weight-complex="normal"/>
    </style:style>
    <style:style style:name="T3" style:family="text">
      <style:text-properties style:font-name="Times New Roman" fo:font-size="14pt" style:font-size-asian="14pt" style:font-size-complex="14pt"/>
    </style:style>
    <style:style style:name="T4" style:family="text">
      <style:text-properties style:font-name="Times New Roman" fo:font-size="14pt" officeooo:rsid="000b61ac" style:font-size-asian="14pt" style:font-size-complex="14pt"/>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style:font-name="Times New Roman" fo:font-size="14pt" fo:font-weight="bold" officeooo:rsid="000b61ac" style:font-size-asian="14pt" style:font-weight-asian="bold" style:font-size-complex="14pt" style:font-weight-complex="bold"/>
    </style:style>
    <style:style style:name="T7"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5">Few-shot Named Entity Recognition via encoder and class intervention</text:span></text:span></text:p>
      <text:p text:style-name="P4"><text:span text:style-name="Strong_20_Emphasis"><text:span text:style-name="T5"/></text:span></text:p>
      <text:p text:style-name="P1"><text:span text:style-name="Strong_20_Emphasis"><text:span text:style-name="T1">AI Open 5 (2024) 39–45 <text:s text:c="79"/></text:span></text:span><text:span text:style-name="Strong_20_Emphasis"><text:span text:style-name="T2">Şubat</text:span></text:span><text:span text:style-name="Strong_20_Emphasis"><text:span text:style-name="T1"> 2024</text:span></text:span></text:p>
      <text:p text:style-name="P4"><text:span text:style-name="Strong_20_Emphasis"><text:span text:style-name="T5"/></text:span></text:p>
      <text:p text:style-name="P5"><text:span text:style-name="Strong_20_Emphasis"><text:span text:style-name="T7">Keywords: Few-shot learning, Named Entity Recognition, Causal inference</text:span></text:span></text:p>
      <text:p text:style-name="P3"><text:span text:style-name="Strong_20_Emphasis"><text:span text:style-name="T1"><text:tab/></text:span></text:span></text:p>
      <text:p text:style-name="P3"><text:span text:style-name="Strong_20_Emphasis"><text:span text:style-name="T1"><text:tab/></text:span></text:span><text:span text:style-name="T1">Adlandırılmış Varlık Tanıma (Named Entity Recognition - NER), doğal dil işleme (NLP) alanında önemli bir görev olup, metinlerde geçen kişi, yer, organizasyon gibi varlıkları tanımlamayı ve sınıflandırmayı amaçlamaktadır. Geleneksel NER yöntemleri, büyük ölçekte etiketlenmiş verilere ihtiyaç duymaktadır. Ancak, çoğu gerçek dünya uygulamasında yeterli etiketli veri bulunmadığından, </text:span><text:span text:style-name="Strong_20_Emphasis"><text:span text:style-name="T1">Few-shot Learning (Az Örnekli Öğrenme)</text:span></text:span><text:span text:style-name="T1"> yaklaşımları önem kazanmaktadır.</text:span></text:p>
      <text:p text:style-name="P6"/>
      <text:p text:style-name="P2"><text:span text:style-name="T1"><text:tab/>Bu çalışmada, </text:span><text:span text:style-name="Strong_20_Emphasis"><text:span text:style-name="T1">Kodlayıcı ve Sınıf Müdahalesi ile Few-shot NER (Few-shot Named Entity Recognition via Encoder and Class Intervention - FSECI)</text:span></text:span><text:span text:style-name="T1"> adlı yeni bir model önerilmektedir. Önerilen model, </text:span><text:span text:style-name="Strong_20_Emphasis"><text:span text:style-name="T1">nedensel çıkarım (causal inference)</text:span></text:span><text:span text:style-name="T1"> ilkelerini kullanarak, </text:span><text:span text:style-name="Strong_20_Emphasis"><text:span text:style-name="T1">karışıklık faktörlerini (confounding factors)</text:span></text:span><text:span text:style-name="T1"> azaltmayı ve sınıflandırma doğruluğunu artırmayı hedeflemektedir. </text:span></text:p>
      <text:p text:style-name="P7"><text:tab/></text:p>
      <text:p text:style-name="P2"><text:span text:style-name="T1"><text:tab/>Geleneksel Few-shot NER yaklaşımlarının sınırlamalarını gidermek için, önerilen modelde </text:span><text:span text:style-name="Strong_20_Emphasis"><text:span text:style-name="T1">kodlayıcı katmanında çapraz örnek dikkati (cross-sample attention perturbation)</text:span></text:span><text:span text:style-name="T1"> ve </text:span><text:span text:style-name="Strong_20_Emphasis"><text:span text:style-name="T1">sınıf katmanında nedensel ilişki kurma mekanizması</text:span></text:span><text:span text:style-name="T1"> kullanılmıştır. Deneysel sonuçlar, önerilen modelin geleneksel yöntemlere kıyasla daha yüksek doğruluk sağladığını göstermektedir.</text:span></text:p>
      <text:p text:style-name="P1"><text:span text:style-name="Strong_20_Emphasis"><text:span text:style-name="T1"/></text:span></text:p>
      <text:p text:style-name="P1"><text:span text:style-name="T1"><text:tab/>Few-shot NER, az sayıda etiketlenmiş örnekle varlık tanıma yapmayı amaçlayan bir öğrenme yöntemi olarak öne çıkmaktadır. Geleneksel yöntemlerde, genellikle </text:span><text:span text:style-name="Strong_20_Emphasis"><text:span text:style-name="T1">metrik öğrenme (metric learning)</text:span></text:span><text:span text:style-name="T1"> yaklaşımları benimsenmiştir. Bu yaklaşımlar, sınıfları birkaç örnekten öğrenerek yeni sınıfları tanımlama yeteneğine sahiptir. Ancak, dil tabanlı görevlerde </text:span><text:span text:style-name="Strong_20_Emphasis"><text:span text:style-name="T1">aynı kelimenin farklı bağlamlarda farklı anlamlara sahip olması</text:span></text:span><text:span text:style-name="T1"> gibi zorluklar, mevcut modellerin genel performansını sınırlamaktadır.</text:span></text:p>
      <text:p text:style-name="P1"><text:span text:style-name="T1">Önerilen </text:span><text:span text:style-name="Strong_20_Emphasis"><text:span text:style-name="T1">FSECI modeli</text:span></text:span><text:span text:style-name="T1">, bu zorlukları aşmak için </text:span><text:span text:style-name="Strong_20_Emphasis"><text:span text:style-name="T1">iki aşamalı bir nedensel müdahale yaklaşımı</text:span></text:span><text:span text:style-name="T1"> kullanmaktadır:</text:span></text:p>
      <text:list xml:id="list2380192490" text:style-name="L1">
        <text:list-item>
          <text:p text:style-name="P8"><text:soft-page-break/><text:span text:style-name="Strong_20_Emphasis"><text:span text:style-name="T1">Kodlayıcı Müdahalesi (Encoder Intervention):</text:span></text:span></text:p>
          <text:list>
            <text:list-item>
              <text:p text:style-name="P14">Destek (support) ve sorgu (query) veri kümelerindeki özelliklerin çapraz örnekleme yöntemiyle karıştırılması sağlanmaktadır.</text:p>
            </text:list-item>
            <text:list-item>
              <text:p text:style-name="P9"><text:span text:style-name="T1">Bu sayede, </text:span><text:span text:style-name="Strong_20_Emphasis"><text:span text:style-name="T1">yanıltıcı ön bilgilerin model üzerindeki etkisi azaltılmakta</text:span></text:span><text:span text:style-name="T1"> ve modelin daha sağlam bir şekilde genelleştirme yapması sağlanmaktadır.</text:span></text:p>
            </text:list-item>
          </text:list>
        </text:list-item>
        <text:list-item>
          <text:p text:style-name="P8"><text:span text:style-name="Strong_20_Emphasis"><text:span text:style-name="T1">Sınıf Müdahalesi (Class Intervention):</text:span></text:span></text:p>
          <text:list>
            <text:list-item>
              <text:p text:style-name="P14">Sınıflar arasındaki ağırlık farklılıkları vurgulanarak, yanlış sınıflandırma oranının düşürülmesi hedeflenmektedir.</text:p>
            </text:list-item>
            <text:list-item>
              <text:p text:style-name="P8"><text:span text:style-name="T1">Model, </text:span><text:span text:style-name="Strong_20_Emphasis"><text:span text:style-name="T1">etiketler arasındaki yanlış korelasyonları azaltarak</text:span></text:span><text:span text:style-name="T1"> sınıflandırma başarısını artırmaktadır.</text:span></text:p>
            </text:list-item>
          </text:list>
        </text:list-item>
      </text:list>
      <text:p text:style-name="P2"><text:span text:style-name="Strong_20_Emphasis"><text:span text:style-name="T1">Deneysel Sonuçlar:</text:span></text:span></text:p>
      <text:p text:style-name="P2"><text:span text:style-name="T1"><text:line-break/>Modelin başarısını değerlendirmek için </text:span><text:span text:style-name="Strong_20_Emphasis"><text:span text:style-name="T1">Few-NERD_INTER</text:span></text:span><text:span text:style-name="T1"> ve </text:span><text:span text:style-name="Strong_20_Emphasis"><text:span text:style-name="T1">Few-NERD_INTRA</text:span></text:span><text:span text:style-name="T1"> adlı iki farklı veri kümesi kullanılmıştır. </text:span></text:p>
      <text:p text:style-name="P7">Karşılaştırmalı deneylerde:</text:p>
      <text:list xml:id="list1398682423" text:style-name="L2">
        <text:list-item>
          <text:p text:style-name="P10"><text:span text:style-name="Strong_20_Emphasis"><text:span text:style-name="T1">FSECI modeli, en yakın rakip modellere kıyasla daha yüksek doğruluk (F1 Skoru) elde etmiştir.</text:span></text:span></text:p>
        </text:list-item>
        <text:list-item>
          <text:p text:style-name="P10"><text:span text:style-name="Strong_20_Emphasis"><text:span text:style-name="T1">5-way 1-2 shot senaryosunda</text:span></text:span><text:span text:style-name="T1">, önerilen model, en güçlü rakip modelden </text:span><text:span text:style-name="Strong_20_Emphasis"><text:span text:style-name="T1">%4.83 daha yüksek doğruluk</text:span></text:span><text:span text:style-name="T1"> sağlamıştır.</text:span></text:p>
        </text:list-item>
        <text:list-item>
          <text:p text:style-name="P11"><text:span text:style-name="Strong_20_Emphasis"><text:span text:style-name="T1">Sınıflar arası yanlış ilişkilendirmeleri azaltarak</text:span></text:span><text:span text:style-name="T1">, modelin genel hatalarını düşürdüğü gözlemlenmiştir.</text:span></text:p>
        </text:list-item>
        <text:list-item>
          <text:p text:style-name="P12"><text:span text:style-name="Strong_20_Emphasis"><text:span text:style-name="T1">Sınıf müdahalesi yöntemi</text:span></text:span><text:span text:style-name="T1">, özellikle büyük veri setlerinde, modelin doğruluk oranını önemli ölçüde artırmıştır.</text:span></text:p>
        </text:list-item>
      </text:list>
      <text:p text:style-name="P6">Bu bulgular, önerilen modelin geleneksel Few-shot NER yaklaşımlarına kıyasla daha başarılı ve sağlam olduğunu kanıtlamaktadır.</text:p>
      <text:p text:style-name="P1"><text:span text:style-name="Strong_20_Emphasis"><text:span text:style-name="T1"/></text:span></text:p>
      <text:p text:style-name="P1"><text:span text:style-name="T1"><text:tab/>Bu çalışma, </text:span><text:span text:style-name="Strong_20_Emphasis"><text:span text:style-name="T1">nedensel müdahale yöntemlerini kullanarak Few-shot Named Entity Recognition (NER) görevlerinde doğruluğu artıran yeni bir model (FSECI) önerisi sunmaktadır.</text:span></text:span><text:span text:style-name="T1"> Kodlayıcı ve sınıf katmanlarında gerçekleştirilen iki aşamalı müdahale sayesinde, modelin </text:span><text:span text:style-name="Strong_20_Emphasis"><text:span text:style-name="T1">yanıltıcı ön bilgilerden (confounding factors) etkilenmeden daha doğru sınıflandırma yapabildiği</text:span></text:span><text:span text:style-name="T1"> gösterilmiştir.</text:span></text:p>
      <text:p text:style-name="P2"><text:span text:style-name="T1"><text:tab/>Deneysel sonuçlar, </text:span><text:span text:style-name="Strong_20_Emphasis"><text:span text:style-name="T1">FSECI modelinin geleneksel Few-shot NER yaklaşımlarından daha başarılı olduğunu</text:span></text:span><text:span text:style-name="T1"> ve farklı veri kümeleri üzerinde yüksek doğruluk sağladığını göstermektedir. Özellikle, </text:span><text:span text:style-name="Strong_20_Emphasis"><text:span text:style-name="T1">yanıltıcı veri ilişkilerini düzelten </text:span></text:span><text:soft-page-break/><text:span text:style-name="Strong_20_Emphasis"><text:span text:style-name="T1">nedensel müdahale mekanizmaları</text:span></text:span><text:span text:style-name="T1">, modelin hataları azaltmasına ve genel sınıflandırma başarısını artırmasına olanak tanımaktadır.</text:span></text:p>
      <text:p text:style-name="P1"><text:span text:style-name="T1"><text:tab/>Gelecekteki çalışmalar, modelin farklı dil ailelerinde ve daha geniş çaplı veri kümelerinde test edilmesine odaklanabilir. Ayrıca, </text:span><text:span text:style-name="Strong_20_Emphasis"><text:span text:style-name="T1">nedensel müdahale yöntemlerinin farklı NLP görevlerine uygulanması</text:span></text:span><text:span text:style-name="T1">, dil modellerinin daha doğru ve sağlam hale gelmesine katkı sağlayabilir.</text:span></text:p>
      <text:p text:style-name="P1"><text:span text:style-name="Strong_20_Emphasis"><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09:39:42.913330815</meta:creation-date>
    <dc:date>2025-03-06T14:40:58.996730907</dc:date>
    <meta:editing-duration>PT19M5S</meta:editing-duration>
    <meta:editing-cycles>5</meta:editing-cycles>
    <meta:generator>LibreOffice/7.3.7.2$Linux_X86_64 LibreOffice_project/30$Build-2</meta:generator>
    <meta:document-statistic meta:table-count="0" meta:image-count="0" meta:object-count="0" meta:page-count="3" meta:paragraph-count="27" meta:word-count="492" meta:character-count="4288" meta:non-whitespace-character-count="3741"/>
  </office:meta>
</office:document-meta>
</file>